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08mm" style:type="right" style:leader-style="dotted" style:leader-text="."/>
        </style:tab-stops>
      </style:paragraph-properties>
    </style:style>
    <style:style style:name="P2" style:family="paragraph" style:parent-style-name="Title" style:master-page-name="First_20_Page">
      <style:paragraph-properties style:page-number="auto"/>
    </style:style>
    <style:style style:name="P3" style:family="paragraph" style:parent-style-name="Heading_20_1">
      <style:paragraph-properties fo:break-before="page"/>
    </style:style>
    <style:style style:name="P4" style:family="paragraph" style:parent-style-name="Heading_20_1" style:list-style-name="">
      <style:paragraph-properties fo:break-before="page"/>
    </style:style>
    <style:style style:name="Sect1" style:family="section">
      <style:section-properties style:editable="false">
        <style:columns fo:column-count="1" fo:column-gap="0m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ein Buch</text:p>
      <text:p text:style-name="Text_20_body">Header und Footer enthalten den Text, der als Tooltip angezeigt wird.</text:p>
      <text:p text:style-name="Text_20_body">Die Seitenvorlagen haben einander als Folgevorlage, Reihenfolge Erste Seite, Index, Standard.</text:p>
      <text:p text:style-name="Text_20_body">Bei allen ist links-rechts verschieden und erste Seite anders</text:p>
      <text:h text:style-name="P4" text:outline-level="1"><text:bookmark-start text:name="__RefHeading___Toc133_818927174"/>Index<text:bookmark-end text:name="__RefHeading___Toc133_818927174"/></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33_818927174" text:style-name="Index_20_Link" text:visited-style-name="Index_20_Link">Index<text:tab/>2</text:a></text:p>
          <text:p text:style-name="P1"><text:a xlink:type="simple" xlink:href="#__RefHeading___Toc135_818927174" text:style-name="Index_20_Link" text:visited-style-name="Index_20_Link">A Schritte<text:tab/>3</text:a></text:p>
          <text:p text:style-name="P1"><text:a xlink:type="simple" xlink:href="#__RefHeading___Toc137_818927174" text:style-name="Index_20_Link" text:visited-style-name="Index_20_Link">B Die Flucht<text:tab/>4</text:a></text:p>
          <text:p text:style-name="P1"><text:a xlink:type="simple" xlink:href="#__RefHeading___Toc157_818927174" text:style-name="Index_20_Link" text:visited-style-name="Index_20_Link">C Schritte Nochmal<text:tab/>5</text:a></text:p>
          <text:p text:style-name="P1"><text:a xlink:type="simple" xlink:href="#__RefHeading___Toc159_818927174" text:style-name="Index_20_Link" text:visited-style-name="Index_20_Link">D Die Flucht Nochmal<text:tab/>6</text:a></text:p>
          <text:p text:style-name="P1"><text:a xlink:type="simple" xlink:href="#__RefHeading___Toc161_818927174" text:style-name="Index_20_Link" text:visited-style-name="Index_20_Link">E Der Ausweg<text:tab/>7</text:a></text:p>
          <text:p text:style-name="P1"><text:a xlink:type="simple" xlink:href="#__RefHeading___Toc139_818927174" text:style-name="Index_20_Link" text:visited-style-name="Index_20_Link">F Der Ausweg Nochmal<text:tab/>7</text:a></text:p>
        </text:index-body>
      </text:table-of-content>
      <text:p text:style-name="Text_20_body"/>
      <text:h text:style-name="P3" text:outline-level="1"><text:bookmark-start text:name="__RefHeading___Toc135_818927174"/>Schritte<text:bookmark-end text:name="__RefHeading___Toc135_818927174"/></text:h>
      <text:p text:style-name="Text_20_body">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text:p>
      <text:p text:style-name="First_20_line_20_indent">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text:p>
      <text:h text:style-name="Heading_20_1" text:outline-level="1"><text:bookmark-start text:name="__RefHeading___Toc137_818927174"/><text:soft-page-break/>Die Flucht<text:bookmark-end text:name="__RefHeading___Toc137_818927174"/></text:h>
      <text:p text:style-name="Text_20_body">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text:p>
      <text:p text:style-name="First_20_line_20_indent">Die Schritte wurden lauter und lauter, er sah eine dunkle Gestalt um die Ecke biegen. Fieberhaft irrten seine Augen durch die nächtliche Dunkelheit und suchten einen Ausweg. War jetzt wirklich alles vorbei, waren alle Mühe und alle Vorbereitungen umsonst?</text:p>
      <text:h text:style-name="Heading_20_1" text:outline-level="1"><text:bookmark-start text:name="__RefHeading___Toc157_818927174"/><text:soft-page-break/>Schritte Nochmal<text:bookmark-end text:name="__RefHeading___Toc157_818927174"/></text:h>
      <text:p text:style-name="Text_20_body">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text:p>
      <text:p text:style-name="First_20_line_20_indent">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text:p>
      <text:h text:style-name="Heading_20_1" text:outline-level="1"><text:bookmark-start text:name="__RefHeading___Toc159_818927174"/><text:soft-page-break/>Die Flucht Nochmal<text:bookmark-end text:name="__RefHeading___Toc159_818927174"/></text:h>
      <text:p text:style-name="Text_20_body">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text:p>
      <text:p text:style-name="First_20_line_20_indent">Die Schritte wurden lauter und lauter, er sah eine dunkle Gestalt um die Ecke biegen. Fieberhaft irrten seine Augen durch die nächtliche Dunkelheit und suchten einen Ausweg. War jetzt wirklich alles vorbei, waren alle Mühe und alle Vorbereitungen umsonst?</text:p>
      <text:h text:style-name="Heading_20_1" text:outline-level="1"><text:bookmark-start text:name="__RefHeading___Toc161_818927174"/><text:soft-page-break/>Der Ausweg<text:bookmark-end text:name="__RefHeading___Toc161_818927174"/></text:h>
      <text:p text:style-name="Text_20_body">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h text:style-name="Heading_20_1" text:outline-level="1"><text:bookmark-start text:name="__RefHeading___Toc139_818927174"/>Der Ausweg Nochmal<text:bookmark-end text:name="__RefHeading___Toc139_818927174"/></text:h>
      <text:p text:style-name="Text_20_body">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ja" style:country-asian="JP" style:font-name-complex="Lucida Sans"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style:font-name="Liberation Serif" fo:font-size="12pt" fo:language="en" fo:country="US" style:letter-kerning="true" style:font-name-asian="NSimSun" style:font-size-asian="10.5pt" style:language-asian="ja" style:country-asian="JP" style:font-name-complex="Lucida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de" fo:country="D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A">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page-layout style:name="Mpm1">
      <style:page-layout-properties fo:page-width="148.01mm" fo:page-height="210.01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svg:height="35mm" fo:margin-left="0mm" fo:margin-right="0mm" fo:margin-bottom="4.99mm" fo:border="0.99pt solid #ff4500" fo:padding="0.49mm" fo:background-color="transparent" style:dynamic-spacing="false" draw:fill="none" draw:fill-color="#729fcf"/>
      </style:header-style>
      <style:footer-style>
        <style:header-footer-properties svg:height="35mm" fo:margin-left="0mm" fo:margin-right="0mm" fo:margin-top="4.99mm" fo:border="0.99pt solid #bdb76b" fo:padding="0.49mm" fo:background-color="transparent" style:dynamic-spacing="false" draw:fill="none" draw:fill-color="#729fcf"/>
      </style:footer-style>
    </style:page-layout>
    <style:page-layout style:name="Mpm2">
      <style:page-layout-properties fo:page-width="148.01mm" fo:page-height="210.01mm" style:num-format="1" style:print-orientation="portrait" fo:margin-top="20mm" fo:margin-bottom="2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svg:height="35mm" fo:margin-left="0mm" fo:margin-right="0mm" fo:margin-bottom="4.99mm" fo:border="0.99pt solid #32cd32" fo:padding="0.49mm" fo:background-color="transparent" style:dynamic-spacing="false" draw:fill="none" draw:fill-color="#729fcf"/>
      </style:header-style>
      <style:footer-style>
        <style:header-footer-properties svg:height="35mm" fo:margin-left="0mm" fo:margin-right="0mm" fo:margin-top="4.99mm" fo:border="0.99pt solid #800000" fo:padding="0.49mm" fo:background-color="transparent" style:dynamic-spacing="false" draw:fill="none" draw:fill-color="#729fcf"/>
      </style:footer-style>
    </style:page-layout>
    <style:page-layout style:name="Mpm3">
      <style:page-layout-properties fo:page-width="148.01mm" fo:page-height="210.01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svg:height="35mm" fo:margin-left="0mm" fo:margin-right="0mm" fo:margin-bottom="4.99mm" fo:border="0.99pt solid #0000ff" fo:padding="0.49mm" fo:background-color="transparent" style:dynamic-spacing="false" draw:fill="none" draw:fill-color="#729fcf"/>
      </style:header-style>
      <style:footer-style>
        <style:header-footer-properties svg:height="35mm" fo:margin-left="0mm" fo:margin-right="0mm" fo:margin-top="4.99mm" fo:border="0.99pt solid #9932cc" fo:padding="0.49mm" fo:background-color="transparent" style:dynamic-spacing="false" draw:fill="none" draw:fill-color="#729fcf"/>
      </style:footer-style>
    </style:page-layout>
    <style:style style:name="Mdp1" style:family="drawing-page">
      <style:drawing-page-properties draw:fill="none" draw:fill-color="#f0fff0"/>
    </style:style>
  </office:automatic-styles>
  <office:master-styles>
    <style:master-page style:name="Standard" style:page-layout-name="Mpm1">
      <style:header>
        <text:p text:style-name="Header">Right Page Header (Default Page Style)</text:p>
      </style:header>
      <style:header-left>
        <text:p text:style-name="Header_20_left">Left Page Header (Default Page Style)</text:p>
      </style:header-left>
      <style:header-first>
        <text:p text:style-name="Header_20_left">First Page Header (Default Page Style)</text:p>
      </style:header-first>
      <style:footer>
        <text:p text:style-name="Footer">Right Page Footer (Default Page Style)</text:p>
      </style:footer>
      <style:footer-left>
        <text:p text:style-name="Footer">Left Page Footer (Default Page Style)</text:p>
      </style:footer-left>
      <style:footer-first>
        <text:p text:style-name="Footer">First Page Footer (Default Page Style)</text:p>
      </style:footer-first>
    </style:master-page>
    <style:master-page style:name="First_20_Page" style:display-name="First Page" style:page-layout-name="Mpm2" draw:style-name="Mdp1" style:next-style-name="Index">
      <style:header>
        <text:p text:style-name="Header"/>
      </style:header>
      <style:header-left>
        <text:p text:style-name="Header_20_left"/>
      </style:header-left>
      <style:header-first>
        <text:p text:style-name="Header_20_left">First Page Header (First Page)</text:p>
      </style:header-first>
      <style:footer>
        <text:p text:style-name="Footer"/>
      </style:footer>
      <style:footer-left>
        <text:p text:style-name="Footer"/>
      </style:footer-left>
      <style:footer-first>
        <text:p text:style-name="Footer">First Page Footer (First Page)</text:p>
      </style:footer-first>
    </style:master-page>
    <style:master-page style:name="Index" style:page-layout-name="Mpm3" style:next-style-name="Standard">
      <style:header>
        <text:p text:style-name="Header"/>
      </style:header>
      <style:header-left>
        <text:p text:style-name="Header_20_left"/>
      </style:header-left>
      <style:header-first>
        <text:p text:style-name="Header_20_left">First Page Header (Index)</text:p>
      </style:header-first>
      <style:footer>
        <text:p text:style-name="Footer"/>
      </style:footer>
      <style:footer-left>
        <text:p text:style-name="Footer"/>
      </style:footer-left>
      <style:footer-first>
        <text:p text:style-name="Footer">First Page Footer (Index)</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Regina Henschel</meta:initial-creator>
    <meta:creation-date>2020-05-30T17:40:56.506000000</meta:creation-date>
    <dc:date>2020-05-30T18:03:39.671000000</dc:date>
    <dc:creator>Regina Henschel</dc:creator>
    <meta:editing-duration>PT11M46S</meta:editing-duration>
    <meta:editing-cycles>4</meta:editing-cycles>
    <meta:generator>LO70beta1/7.0.0.0.beta1$Windows_X86_64 LibreOffice_project/f92220b73d971e9d760c545efd60179ad1b6902a</meta:generator>
    <meta:document-statistic meta:table-count="0" meta:image-count="0" meta:object-count="0" meta:page-count="7" meta:paragraph-count="39" meta:word-count="681" meta:character-count="4243" meta:non-whitespace-character-count="3607"/>
  </office:meta>
</office:document-meta>
</file>